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end="Arrow" draw:marker-end-width="0.3cm" draw:fill="solid" draw:fill-color="#ffffcc" draw:textarea-horizontal-align="center" draw:textarea-vertical-align="middle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 style:parent-style-name="standard">
      <style:graphic-properties draw:marker-start="Arrow" draw:fill="solid" draw:fill-color="#ffffcc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fill="solid" draw:fill-color="#ffffcc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.115cm" svg:height="2.078cm" svg:x="5.704cm" svg:y="9.544cm">
          <text:p text:style-name="P1">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3.528cm" svg:height="1.039cm" svg:x="9.231cm" svg:y="12.661cm">
          <text:p text:style-name="P1">Volunta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2.352cm" svg:height="1.04cm" svg:x="10.995cm" svg:y="10.063cm">
          <text:p text:style-name="P1">Cli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4.771cm" svg:y1="11.774cm" svg:x2="5.704cm" svg:y2="10.583cm" draw:end-shape="id1" draw:end-glue-point="6" svg:d="m4771 11774v0l431-1191h502">
          <text:p/>
        </draw:connector>
        <draw:connector draw:style-name="gr2" draw:text-style-name="P1" draw:layer="layout" draw:type="lines" svg:x1="7.468cm" svg:y1="12.661cm" svg:x2="7.762cm" svg:y2="11.622cm" draw:end-shape="id1" draw:end-glue-point="8" svg:d="m7468 12661v0l294-537v-502">
          <text:p/>
        </draw:connector>
        <draw:connector draw:style-name="gr2" draw:text-style-name="P1" draw:layer="layout" draw:type="lines" svg:x1="10.995cm" svg:y1="12.661cm" svg:x2="9.217cm" svg:y2="11.318cm" draw:start-shape="id2" draw:start-glue-point="4" draw:end-shape="id1" draw:end-glue-point="9" svg:d="m10995 12661v-502l-1778-35v-806">
          <text:p/>
        </draw:connector>
        <draw:connector draw:style-name="gr2" draw:text-style-name="P1" draw:layer="layout" draw:type="lines" svg:x1="10.995cm" svg:y1="10.583cm" svg:x2="9.819cm" svg:y2="10.583cm" draw:start-shape="id3" draw:start-glue-point="6" draw:end-shape="id1" draw:end-glue-point="10" svg:d="m10995 10583h-501-174-501">
          <text:p/>
        </draw:connector>
        <draw:custom-shape draw:style-name="gr1" draw:text-style-name="P1" draw:id="id4" draw:layer="layout" svg:width="4.115cm" svg:height="2.079cm" svg:x="5.704cm" svg:y="4.867cm">
          <text:p text:style-name="P1">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2.352cm" svg:height="1.038cm" svg:x="12.171cm" svg:y="3.829cm">
          <text:p text:style-name="P1">Cli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4.528cm" svg:y1="4.867cm" svg:x2="5.704cm" svg:y2="5.907cm" draw:end-shape="id4" draw:end-glue-point="6" svg:d="m4528 4867v0l674 1040h502">
          <text:p/>
        </draw:connector>
        <draw:connector draw:style-name="gr2" draw:text-style-name="P1" draw:layer="layout" draw:type="lines" svg:x1="6.88cm" svg:y1="3.829cm" svg:x2="7.762cm" svg:y2="4.867cm" draw:end-shape="id4" draw:end-glue-point="4" svg:d="m6880 3829v0l882 536v502">
          <text:p/>
        </draw:connector>
        <draw:connector draw:style-name="gr2" draw:text-style-name="P1" draw:layer="layout" draw:type="lines" svg:x1="14.833cm" svg:y1="6.426cm" svg:x2="14.817cm" svg:y2="7.985cm" draw:start-shape="id5" draw:start-glue-point="8" draw:end-shape="id6" draw:end-glue-point="4" svg:d="m14833 6426v502l-16 556v501">
          <text:p/>
        </draw:connector>
        <draw:connector draw:style-name="gr2" draw:text-style-name="P1" draw:layer="layout" draw:type="lines" svg:x1="12.171cm" svg:y1="4.348cm" svg:x2="9.819cm" svg:y2="5.907cm" draw:start-shape="id7" draw:start-glue-point="6" draw:end-shape="id4" draw:end-glue-point="10" svg:d="m12171 4348h-501l-1350 1559h-501">
          <text:p/>
        </draw:connector>
        <draw:connector draw:style-name="gr3" draw:text-style-name="P1" draw:layer="layout" svg:x1="7.762cm" svg:y1="6.946cm" svg:x2="7.762cm" svg:y2="9.544cm" draw:start-shape="id4" draw:start-glue-point="8" draw:end-shape="id1" draw:end-glue-point="4" svg:d="m7762 6946v2598">
          <text:p/>
        </draw:connector>
        <draw:custom-shape draw:style-name="gr1" draw:text-style-name="P1" draw:id="id6" draw:layer="layout" svg:width="4.116cm" svg:height="2.078cm" svg:x="12.759cm" svg:y="7.985cm">
          <text:p text:style-name="P1">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217cm" svg:y1="6.642cm" svg:x2="13.361cm" svg:y2="8.289cm" draw:start-shape="id4" draw:start-glue-point="9" draw:end-shape="id6" draw:end-glue-point="5" svg:d="m9217 6642v824h4144v823">
          <text:p/>
        </draw:connector>
        <draw:custom-shape draw:style-name="gr1" draw:text-style-name="P1" draw:layer="layout" svg:width="3.528cm" svg:height="1.039cm" svg:x="5.116cm" svg:y="12.661cm">
          <text:p text:style-name="P1">Volunta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28cm" svg:height="1.039cm" svg:x="2.176cm" svg:y="11.622cm">
          <text:p text:style-name="P1">Volunta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28cm" svg:height="1.04cm" svg:x="1cm" svg:y="4.348cm">
          <text:p text:style-name="P1">Volunta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28cm" svg:height="1.04cm" svg:x="5.116cm" svg:y="2.789cm">
          <text:p text:style-name="P1">Volunta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3.528cm" svg:height="1.038cm" svg:x="13.069cm" svg:y="5.388cm">
          <text:p text:style-name="P1">Volunta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3.528cm" svg:height="1.04cm" svg:x="2.176cm" svg:y="8.504cm">
          <text:p text:style-name="P1">Servi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5.704cm" svg:y1="9.024cm" svg:x2="6.306cm" svg:y2="9.848cm" draw:start-shape="id8" draw:start-glue-point="10" draw:end-shape="id1" draw:end-glue-point="5" svg:d="m5704 9024h502l100 19v805">
          <text:p/>
        </draw:connector>
        <draw:custom-shape draw:style-name="gr1" draw:text-style-name="P1" draw:id="id9" draw:layer="layout" svg:width="3.528cm" svg:height="1.039cm" svg:x="2.176cm" svg:y="6.946cm">
          <text:p text:style-name="P1">Servi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.188cm" svg:y1="7.098cm" svg:x2="5.704cm" svg:y2="5.907cm" draw:start-shape="id9" draw:start-glue-point="11" draw:end-shape="id4" draw:end-glue-point="6" svg:d="m5188 7098v-1191h516">
          <text:p/>
        </draw:connector>
        <draw:custom-shape draw:style-name="gr1" draw:text-style-name="P1" draw:id="id10" draw:layer="layout" svg:width="3.528cm" svg:height="1.04cm" svg:x="9.819cm" svg:y="2.27cm">
          <text:p text:style-name="P1">Servi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0.335cm" svg:y1="3.158cm" svg:x2="9.217cm" svg:y2="5.171cm" draw:start-shape="id10" draw:start-glue-point="7" draw:end-shape="id4" draw:end-glue-point="11" svg:d="m10335 3158v931h-1118v10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vier jorge</meta:initial-creator>
    <meta:creation-date>2010-10-27T23:26:47</meta:creation-date>
    <dc:date>2011-06-25T15:08:06</dc:date>
    <dc:creator>javier jorge</dc:creator>
    <meta:editing-duration>PT01H49M26S</meta:editing-duration>
    <meta:editing-cycles>3</meta:editing-cycles>
    <meta:generator>OpenOffice.org/3.2$Linux OpenOffice.org_project/320m19$Build-9505</meta:generator>
    <meta:document-statistic meta:object-count="27"/>
  </office:meta>
</office:document-meta>
</file>